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MT Nerd Font" svg:font-family="'ArialMT Nerd Fon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system" style:font-pitch="variable"/>
    <style:font-face style:name="FiraCode Nerd Font" svg:font-family="'FiraCode Nerd Font'" style:font-family-generic="roman" style:font-pitch="variable"/>
    <style:font-face style:name="Liberation Mono" svg:font-family="'Liberation Mono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51cm" fo:margin-left="-0.191cm" fo:margin-top="0cm" fo:margin-bottom="0cm" table:align="left" style:writing-mode="lr-tb"/>
    </style:style>
    <style:style style:name="Table1.A" style:family="table-column">
      <style:table-column-properties style:column-width="8.253cm"/>
    </style:style>
    <style:style style:name="Table1.B" style:family="table-column">
      <style:table-column-properties style:column-width="8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mpact">
      <style:paragraph-properties fo:margin-top="0.064cm" fo:margin-bottom="0.064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Footnote">
      <style:paragraph-properties fo:margin-top="0cm" fo:margin-bottom="0.15cm" style:contextual-spacing="false"/>
    </style:style>
    <style:style style:name="P3" style:family="paragraph" style:parent-style-name="Footnote">
      <style:paragraph-properties fo:margin-top="0cm" fo:margin-bottom="0.353cm" style:contextual-spacing="false"/>
    </style:style>
    <style:style style:name="P4" style:family="paragraph" style:parent-style-name="Source_20_Code">
      <loext:graphic-properties draw:fill="solid" draw:fill-color="#fafafa"/>
      <style:paragraph-properties fo:margin-top="0cm" fo:margin-bottom="0.353cm" style:contextual-spacing="false" fo:background-color="#fafafa"/>
    </style:style>
    <style:style style:name="P5" style:family="paragraph" style:parent-style-name="Title">
      <style:paragraph-properties fo:margin-top="0.847cm" fo:margin-bottom="0.423cm" style:contextual-spacing="false" fo:text-align="center" style:justify-single-word="false" fo:keep-together="always" fo:keep-with-next="always"/>
    </style:style>
    <style:style style:name="T1" style:family="text">
      <style:text-properties style:use-window-font-color="true" loext:opacity="0%"/>
    </style:style>
    <style:style style:name="T2" style:family="text">
      <style:text-properties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Title </text:p>
      <text:p text:style-name="Subtitle"><text:s/>Subtitle </text:p>
      <text:p text:style-name="Author"><text:s/>Author </text:p>
      <text:p text:style-name="Date"><text:s/>Date </text:p>
      <text:p text:style-name="Abstract"><text:s/>Abstract </text:p>
      <text:h text:style-name="Heading_20_1" text:outline-level="1"><text:bookmark-start text:name="heading-1"/><text:s/>Heading 1 <text:bookmark-end text:name="heading-1"/></text:h>
      <text:h text:style-name="Heading_20_2" text:outline-level="2"><text:bookmark-start text:name="heading-2"/><text:s/>Heading 2 <text:bookmark-end text:name="heading-2"/></text:h>
      <text:h text:style-name="Heading_20_3" text:outline-level="3"><text:bookmark-start text:name="heading-3"/><text:s/>Heading 3 <text:bookmark-end text:name="heading-3"/></text:h>
      <text:h text:style-name="Heading_20_4" text:outline-level="4"><text:bookmark-start text:name="heading-4"/><text:s/>Heading 4 <text:bookmark-end text:name="heading-4"/></text:h>
      <text:h text:style-name="Heading_20_5" text:outline-level="5"><text:bookmark-start text:name="heading-5"/><text:s/>Heading 5 <text:bookmark-end text:name="heading-5"/></text:h>
      <text:h text:style-name="Heading_20_6" text:outline-level="6"><text:bookmark-start text:name="heading-6"/><text:s/>Heading 6 <text:bookmark-end text:name="heading-6"/></text:h>
      <text:h text:style-name="Heading_20_7" text:outline-level="7"><text:bookmark-start text:name="heading-7"/><text:s/>Heading 7 <text:bookmark-end text:name="heading-7"/></text:h>
      <text:h text:style-name="Heading_20_8" text:outline-level="8"><text:bookmark-start text:name="heading-8"/><text:s/>Heading 8 <text:bookmark-end text:name="heading-8"/></text:h>
      <text:h text:style-name="Heading_20_9" text:outline-level="9"><text:bookmark-start text:name="heading-9"/><text:s/>Heading 9 <text:bookmark-end text:name="heading-9"/></text:h>
      <text:p text:style-name="First_20_Paragraph"><text:s/>First Paragraph. </text:p>
      <text:p text:style-name="Text_20_body"><text:s/>Body Text. Body Text Char. <text:s text:c="3"/><text:span text:style-name="Verbatim_20_Char"><text:s/>Verbatim Char </text:span><text:s/>. <text:s text:c="3"/><text:a xlink:type="simple" xlink:href="http://example.com/" text:style-name="Internet_20_link" text:visited-style-name="Visited_20_Internet_20_Link"><text:span text:style-name="Internet_20_link"><text:s/></text:span><text:span text:style-name="Internet_20_link"><text:span text:style-name="T1">Hyperlink</text:span></text:span><text:span text:style-name="Internet_20_link"> </text:span></text:a><text:s/>. <text:s text:c="4"/>Footnote. <text:note text:id="ftn1" text:note-class="footnote"><text:note-citation>1</text:note-citation><text:note-body><text:p text:style-name="P3"><text:s/>Footnote Text.</text:p></text:note-body></text:note></text:p>
      <text:p text:style-name="Block_20_Text"><text:s/>Block Text. </text:p>
      <text:p text:style-name="Table_20_Caption"><text:soft-page-break/><text:s/>Table caption. <text:note text:id="ftn3" text:note-class="footnote"><text:note-citation>2</text:note-citation><text:note-body><text:p text:style-name="P2"><text:s/>Vgl. Vera a shbdbdsssss sssssssssssssss ssssssssssss ssssss ssssss sssssssssssss sssssss sssss ss sss ssb alsöhdashf asiofah I oufd hioiou asfoi uu</text:p></text:note-body></text:not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<text:s/>Table</text:span></text:p>
          </table:table-cell>
          <table:table-cell table:style-name="Table1.A1" office:value-type="string">
            <text:p text:style-name="P1"><text:span text:style-name="T2"><text:s/>Table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2"><text:s/>1</text:span></text:p>
          </table:table-cell>
          <table:table-cell table:style-name="Table1.B2" office:value-type="string">
            <text:p text:style-name="P1"><text:span text:style-name="T2"><text:s/>2</text:span></text:p>
          </table:table-cell>
        </table:table-row>
      </table:table>
      <text:p text:style-name="Image_20_Caption"><text:s/>Image Caption </text:p>
      <text:p text:style-name="Definition_20_Term"><text:s/>DefinitionTerm </text:p>
      <text:p text:style-name="Definition"><text:s/>Definition </text:p>
      <text:p text:style-name="Definition_20_Term"><text:s/>DefinitionTerm </text:p>
      <text:p text:style-name="P4"><text:s/>Definitio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MT Nerd Font" svg:font-family="'ArialMT Nerd Fon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system" style:font-pitch="variable"/>
    <style:font-face style:name="FiraCode Nerd Font" svg:font-family="'FiraCode Nerd Font'" style:font-family-generic="roman" style:font-pitch="variable"/>
    <style:font-face style:name="Liberation Mono" svg:font-family="'Liberation Mono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ArialMT Nerd Font" fo:font-family="'ArialMT Nerd Font'" style:font-family-generic="roman" style:font-pitch="variable" fo:font-size="11pt" fo:language="en" fo:country="GB" style:letter-kerning="false" style:font-name-asian="Cambria1" style:font-family-asian="Cambria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MT Nerd Font" fo:font-family="'ArialMT Nerd Font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style:use-window-font-color="true" loext:opacity="0%" style:font-name="ArialMT Nerd Font" fo:font-family="'ArialMT Nerd Fon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ArialMT Nerd Font" fo:font-family="'ArialMT Nerd Fon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ArialMT Nerd Font" fo:font-family="'ArialMT Nerd Fon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ArialMT Nerd Font" fo:font-family="'ArialMT Nerd Fon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ArialMT Nerd Font" fo:font-family="'ArialMT Nerd Fon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ArialMT Nerd Font" fo:font-family="'ArialMT Nerd Fon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ArialMT Nerd Font" fo:font-family="'ArialMT Nerd Fon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ArialMT Nerd Font" fo:font-family="'ArialMT Nerd Fon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ArialMT Nerd Font" fo:font-family="'ArialMT Nerd Fon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 fo:line-height="110%"/>
      <style:text-properties style:use-window-font-color="true" loext:opacity="0%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style:use-window-font-color="true" loext:opacity="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style:use-window-font-color="true" loext:opacity="0%" style:font-name="Calibri" fo:font-family="Calibri" style:font-family-generic="roman" style:font-pitch="variable"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ArialMT Nerd Font" fo:font-family="'ArialMT Nerd Font'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ArialMT Nerd Font" fo:font-family="'ArialMT Nerd Font'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3cm" fo:margin-right="0cm" fo:margin-top="0cm" fo:margin-bottom="0.15cm" style:contextual-spacing="false" fo:line-height="115%" fo:text-indent="-0.199cm" style:auto-text-indent="false" fo:keep-with-next="auto">
        <style:tab-stops/>
      </style:paragraph-properties>
      <style:text-properties fo:font-size="10pt" style:font-size-asian="10pt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style:use-window-font-color="true" loext:opacity="0%" style:font-name="ArialMT Nerd Font" fo:font-family="'ArialMT Nerd Font'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FiraCode Nerd Font" fo:font-family="'FiraCode Nerd Font'" style:font-family-generic="roman" style:font-pitch="variable" fo:font-size="10pt" fo:background-color="transparent" style:font-name-asian="Liberation Mono" style:font-family-asian="'Liberation Mono'" style:font-family-generic-asian="system" style:font-pitch-asian="variable" style:font-size-asian="10pt" style:font-name-complex="Liberation Mono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of_20_Authorities" style:display-name="Table of Authorities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ource_20_Code" style:display-name="Source Code" style:family="paragraph" style:parent-style-name="Standard" style:master-page-name="">
      <loext:graphic-properties draw:fill="solid" draw:fill-color="#fafafa"/>
      <style:paragraph-properties fo:margin-left="0.199cm" fo:margin-right="0cm" fo:margin-top="0.4cm" fo:margin-bottom="0.45cm" style:contextual-spacing="false" fo:text-indent="0cm" style:auto-text-indent="false" style:page-number="auto" fo:background-color="#fafafa" fo:padding-left="0.199cm" fo:padding-right="0cm" fo:padding-top="0.3cm" fo:padding-bottom="0.3cm" fo:border-left="1.5pt solid #dddddd" fo:border-right="none" fo:border-top="none" fo:border-bottom="none"/>
      <style:text-properties style:font-name="FiraCode Nerd Font" fo:font-family="'FiraCode Nerd Font'" style:font-family-generic="roman" style:font-pitch="variable"/>
    </style:style>
    <style:style style:name="Default_20_Paragraph_20_Font" style:display-name="Default Paragraph Font" style:family="text">
      <style:text-properties style:font-name="ArialMT Nerd Font" fo:font-family="'ArialMT Nerd Font'" style:font-family-generic="roman" style:font-pitch="variable"/>
    </style:style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FiraCode Nerd Font" fo:font-family="'FiraCode Nerd Font'" style:font-family-generic="roman" style:font-pitch="variable" fo:font-size="11pt" fo:background-color="#fafafa" style:font-size-asian="11pt"/>
    </style:style>
    <style:style style:name="Section_20_Number" style:display-name="Section Number" style:family="text" style:parent-style-name="Body_20_Text_20_Char">
      <style:text-properties style:font-name="ArialMT Nerd Font" fo:font-family="'ArialMT Nerd Font'" style:font-family-generic="roman" style:font-pitch="variable"/>
    </style:style>
    <style:style style:name="Footnote_20_Symbol" style:display-name="Footnote Symbol" style:family="text">
      <style:text-properties style:text-position="super 58%" style:font-name="ArialMT Nerd Font" fo:font-family="'ArialMT Nerd Font'" style:font-family-generic="roman" style:font-pitch="variable"/>
    </style:style>
    <style:style style:name="Footnote_20_anchor" style:display-name="Footnote anchor" style:family="text">
      <style:text-properties style:text-position="super 58%" style:font-name="ArialMT Nerd Font" fo:font-family="'ArialMT Nerd Font'" style:font-family-generic="roman" style:font-pitch="variable"/>
    </style:style>
    <style:style style:name="Internet_20_link" style:display-name="Internet link" style:family="text" style:parent-style-name="Body_20_Text_20_Char">
      <style:text-properties style:use-window-font-color="true" loext:opacity="0%" style:font-name="ArialMT Nerd Font" fo:font-family="'ArialMT Nerd Font'" style:font-family-generic="roman" style:font-pitch="variable"/>
    </style:style>
    <style:style style:name="Endnote_20_Symbol" style:display-name="Endnote Symbol" style:family="text">
      <style:text-properties style:text-position="super 58%" style:font-name="ArialMT Nerd Font" fo:font-family="'ArialMT Nerd Font'" style:font-family-generic="roman" style:font-pitch="variable"/>
    </style:style>
    <style:style style:name="Endnote_20_anchor" style:display-name="Endnote anchor" style:family="text">
      <style:text-properties style:text-position="super 58%" style:font-name="ArialMT Nerd Font" fo:font-family="'ArialMT Nerd Font'" style:font-family-generic="roman" style:font-pitch="variable"/>
    </style:style>
    <style:style style:name="Caption_20_characters" style:display-name="Caption characters" style:family="text">
      <style:text-properties style:font-name="ArialMT Nerd Font" fo:font-family="'ArialMT Nerd Font'" style:font-family-generic="roman" style:font-pitch="variable"/>
    </style:style>
    <style:style style:name="Definition" style:family="text">
      <style:text-properties style:font-name="ArialMT Nerd Font" fo:font-family="'ArialMT Nerd Font'" style:font-family-generic="roman" style:font-pitch="variable"/>
    </style:style>
    <style:style style:name="Drop_20_Caps" style:display-name="Drop Caps" style:family="text">
      <style:text-properties style:font-name="ArialMT Nerd Font" fo:font-family="'ArialMT Nerd Font'" style:font-family-generic="roman" style:font-pitch="variable"/>
    </style:style>
    <style:style style:name="Emphasis" style:family="text">
      <style:text-properties style:font-name="ArialMT Nerd Font" fo:font-family="'ArialMT Nerd Font'" style:font-family-generic="roman" style:font-pitch="variable" fo:font-style="italic" style:font-style-asian="italic" style:font-style-complex="italic"/>
    </style:style>
    <style:style style:name="Example" style:family="text">
      <style:text-properties style:font-name="FiraCode Nerd Font" fo:font-family="'FiraCode Nerd Font'" style:font-family-generic="roman" style:font-pitch="variable" fo:background-color="transparent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Index_20_Link" style:display-name="Index Link" style:family="text">
      <style:text-properties style:font-name="ArialMT Nerd Font" fo:font-family="'ArialMT Nerd Font'" style:font-family-generic="roman" style:font-pitch="variable"/>
    </style:style>
    <style:style style:name="Line_20_numbering" style:display-name="Line numbering" style:family="text">
      <style:text-properties style:font-name="ArialMT Nerd Font" fo:font-family="'ArialMT Nerd Font'" style:font-family-generic="roman" style:font-pitch="variable"/>
    </style:style>
    <style:style style:name="Main_20_index_20_entry" style:display-name="Main index entry" style:family="text">
      <style:text-properties style:font-name="ArialMT Nerd Font" fo:font-family="'ArialMT Nerd Font'" style:font-family-generic="roman" style:font-pitch="variable" fo:font-weight="bold" style:font-weight-asian="bold" style:font-weight-complex="bold"/>
    </style:style>
    <style:style style:name="Numbering_20_Symbols" style:display-name="Numbering Symbols" style:family="text">
      <style:text-properties style:font-name="ArialMT Nerd Font" fo:font-family="'ArialMT Nerd Font'" style:font-family-generic="roman" style:font-pitch="variable"/>
    </style:style>
    <style:style style:name="Placeholder" style:family="text">
      <style:text-properties fo:font-variant="small-caps" fo:color="#008080" loext:opacity="100%" style:font-name="ArialMT Nerd Font" fo:font-family="'ArialMT Nerd Font'" style:font-family-generic="roman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ArialMT Nerd Font" fo:font-family="'ArialMT Nerd Font'" style:font-family-generic="roman" style:font-pitch="variable"/>
    </style:style>
    <style:style style:name="Citation" style:family="text">
      <style:text-properties style:font-name="ArialMT Nerd Font" fo:font-family="'ArialMT Nerd Font'" style:font-family-generic="roman" style:font-pitch="variable" fo:font-style="italic" style:font-style-asian="italic" style:font-style-complex="italic"/>
    </style:style>
    <style:style style:name="Rubies" style:family="text">
      <style:text-properties style:font-name="ArialMT Nerd Font" fo:font-family="'ArialMT Nerd Font'" style:font-family-generic="roman" style:font-pitch="variable"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FiraCode Nerd Font" fo:font-family="'FiraCode Nerd Font'" style:font-family-generic="roman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Strong" style:family="text">
      <style:text-properties style:font-name="ArialMT Nerd Font" fo:font-family="'ArialMT Nerd Font'" style:font-family-generic="roman" style:font-pitch="variable" fo:font-weight="bold" style:font-weight-asian="bold" style:font-weight-complex="bold"/>
    </style:style>
    <style:style style:name="Teletype" style:family="text">
      <style:text-properties style:font-name="FiraCode Nerd Font" fo:font-family="'FiraCode Nerd Font'" style:font-family-generic="roman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FiraCode Nerd Font" fo:font-family="'FiraCode Nerd Font'" style:font-family-generic="roman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Variable" style:family="text">
      <style:text-properties style:font-name="ArialMT Nerd Font" fo:font-family="'ArialMT Nerd Font'" style:font-family-generic="roman" style:font-pitch="variable" fo:font-style="italic" style:font-style-asian="italic" style:font-style-complex="italic"/>
    </style:style>
    <style:style style:name="Vertical_20_Numbering_20_Symbols" style:display-name="Vertical Numbering Symbols" style:family="text">
      <style:text-properties style:font-name="ArialMT Nerd Font" fo:font-family="'ArialMT Nerd Font'" style:font-family-generic="roman" style:font-pitch="variable" style:text-rotation-angle="90" style:text-rotation-scale="line-height"/>
    </style:style>
    <style:style style:name="Visited_20_Internet_20_Link" style:display-name="Visited Internet Link" style:family="text">
      <style:text-properties style:use-window-font-color="true" loext:opacity="0%" style:font-name="ArialMT Nerd Font" fo:font-family="'ArialMT Nerd Font'" style:font-family-generic="roman" style:font-pitch="variable"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27T05:22:50</meta:creation-date>
    <meta:initial-creator>Author</meta:initial-creator>
    <dc:language>de-DE</dc:language>
    <dc:date>2023-01-02T21:26:09.869710272</dc:date>
    <meta:editing-cycles>21</meta:editing-cycles>
    <dc:title>Title</dc:title>
    <meta:editing-duration>PT36M6S</meta:editing-duration>
    <meta:generator>LibreOffice/7.4.3.2$Linux_X86_64 LibreOffice_project/40$Build-2</meta:generator>
    <meta:document-statistic meta:table-count="1" meta:image-count="0" meta:object-count="0" meta:page-count="2" meta:paragraph-count="29" meta:word-count="75" meta:character-count="519" meta:non-whitespace-character-count="409"/>
    <meta:user-defined meta:name="AppVersion">15.0000</meta:user-defined>
    <meta:template xlink:type="simple" xlink:actuate="onRequest" xlink:title="Normal.dotm" xlink:href=""/>
  </office:meta>
</office:document-meta>
</file>